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46617" officeooo:paragraph-rsid="00246617"/>
    </style:style>
    <style:style style:name="P2" style:family="paragraph" style:parent-style-name="Standard">
      <style:text-properties officeooo:paragraph-rsid="00263858"/>
    </style:style>
    <style:style style:name="P3" style:family="paragraph" style:parent-style-name="Standard">
      <style:text-properties officeooo:rsid="00263858" officeooo:paragraph-rsid="00263858"/>
    </style:style>
    <style:style style:name="P4" style:family="paragraph" style:parent-style-name="Standard">
      <style:text-properties fo:font-weight="bold" officeooo:rsid="0026e417" officeooo:paragraph-rsid="0026e417" style:font-weight-asian="bold" style:font-weight-complex="bold"/>
    </style:style>
    <style:style style:name="P5" style:family="paragraph" style:parent-style-name="Standard">
      <style:text-properties fo:font-weight="bold" officeooo:rsid="002a43c9" officeooo:paragraph-rsid="002a43c9" style:font-weight-asian="bold" style:font-weight-complex="bold"/>
    </style:style>
    <style:style style:name="P6" style:family="paragraph" style:parent-style-name="Standard">
      <style:text-properties fo:font-weight="bold" officeooo:rsid="00212ae9" officeooo:paragraph-rsid="00212ae9" style:font-weight-asian="bold" style:font-weight-complex="bold"/>
    </style:style>
    <style:style style:name="P7" style:family="paragraph" style:parent-style-name="Standard">
      <style:text-properties fo:font-weight="bold" officeooo:rsid="002b7e50" officeooo:paragraph-rsid="002b7e50" style:font-weight-asian="bold" style:font-weight-complex="bold"/>
    </style:style>
    <style:style style:name="P8" style:family="paragraph" style:parent-style-name="Standard">
      <style:text-properties fo:font-size="14pt" fo:font-weight="bold" officeooo:rsid="0028a298" officeooo:paragraph-rsid="0028a298" style:font-size-asian="14pt" style:font-weight-asian="bold" style:font-size-complex="14pt" style:font-weight-complex="bold"/>
    </style:style>
    <style:style style:name="P9" style:family="paragraph" style:parent-style-name="Standard">
      <style:text-properties fo:font-weight="normal" officeooo:rsid="0026e417" officeooo:paragraph-rsid="0026e417" style:font-weight-asian="normal" style:font-weight-complex="normal"/>
    </style:style>
    <style:style style:name="P10" style:family="paragraph" style:parent-style-name="Standard">
      <style:text-properties fo:font-weight="normal" officeooo:rsid="002a43c9" officeooo:paragraph-rsid="002a43c9" style:font-weight-asian="normal" style:font-weight-complex="normal"/>
    </style:style>
    <style:style style:name="P11" style:family="paragraph" style:parent-style-name="Standard">
      <style:text-properties fo:font-weight="normal" officeooo:rsid="002b7e50" officeooo:paragraph-rsid="002b7e50" style:font-weight-asian="normal" style:font-weight-complex="normal"/>
    </style:style>
    <style:style style:name="P12" style:family="paragraph" style:parent-style-name="Standard">
      <style:text-properties fo:font-weight="normal" officeooo:rsid="002e3932" officeooo:paragraph-rsid="002e3932" style:font-weight-asian="normal" style:font-weight-complex="normal"/>
    </style:style>
    <style:style style:name="P13" style:family="paragraph" style:parent-style-name="Standard">
      <style:text-properties fo:font-weight="normal" officeooo:rsid="002fa6e9" officeooo:paragraph-rsid="002fa6e9" style:font-weight-asian="normal" style:font-weight-complex="normal"/>
    </style:style>
    <style:style style:name="P14" style:family="paragraph" style:parent-style-name="Standard" style:list-style-name="L1">
      <style:text-properties officeooo:paragraph-rsid="00212ae9"/>
    </style:style>
    <style:style style:name="P15" style:family="paragraph" style:parent-style-name="Standard" style:list-style-name="L1">
      <style:text-properties officeooo:rsid="00212ae9" officeooo:paragraph-rsid="00212ae9"/>
    </style:style>
    <style:style style:name="P16" style:family="paragraph" style:parent-style-name="Standard" style:list-style-name="L1">
      <style:text-properties fo:font-weight="bold" officeooo:rsid="00212ae9" officeooo:paragraph-rsid="00212ae9" style:font-weight-asian="bold" style:font-weight-complex="bold"/>
    </style:style>
    <style:style style:name="P17" style:family="paragraph" style:parent-style-name="Standard">
      <style:text-properties fo:font-weight="bold" officeooo:rsid="0026e417" officeooo:paragraph-rsid="0026e417" style:font-weight-asian="bold" style:font-weight-complex="bold"/>
    </style:style>
    <style:style style:name="P18" style:family="paragraph" style:parent-style-name="Standard">
      <style:text-properties fo:font-size="12pt" fo:font-weight="normal" officeooo:rsid="002fef2a" officeooo:paragraph-rsid="002fef2a"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263858" style:font-weight-asian="normal" style:font-weight-complex="normal"/>
    </style:style>
    <style:style style:name="T7" style:family="text">
      <style:text-properties fo:font-weight="normal" officeooo:rsid="00246617" fo:background-color="#ffff00" loext:char-shading-value="0" style:font-weight-asian="normal" style:font-weight-complex="normal"/>
    </style:style>
    <style:style style:name="T8" style:family="text">
      <style:text-properties fo:font-weight="normal" officeooo:rsid="00263858" fo:background-color="#ffff00" loext:char-shading-value="0" style:font-weight-asian="normal" style:font-weight-complex="normal"/>
    </style:style>
    <style:style style:name="T9" style:family="text">
      <style:text-properties style:text-underline-style="none" fo:font-weight="normal" officeooo:rsid="00212ae9" fo:background-color="#ffff00" loext:char-shading-value="0" style:font-weight-asian="normal" style:font-weight-complex="normal"/>
    </style:style>
    <style:style style:name="T10" style:family="text">
      <style:text-properties officeooo:rsid="002c6962"/>
    </style:style>
    <style:style style:name="T11" style:family="text">
      <style:text-properties officeooo:rsid="002fa6e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getto di Sistemi Operativi e Laboratorio A.A. 2020-2021</text:p>
      <text:p text:style-name="P8">Nicola Vetrini – matricola 600199</text:p>
      <text:p text:style-name="P4"/>
      <text:p text:style-name="P18">Il codice è disponibile in una repository pubblica all’indirizzo</text:p>
      <text:p text:style-name="P18"><text:a xlink:type="simple" xlink:href="" office:target-frame-name="_blank" xlink:show="new" text:style-name="Internet_20_link" text:visited-style-name="Visited_20_Internet_20_Link">htps://github.com/etrian-dev/progetto-sol-2021</text:a></text:p>
      <text:p text:style-name="P4"/>
      <text:p text:style-name="P4">Architettura del sistema</text:p>
      <text:p text:style-name="P9">Il progetto è diviso in tre entità principali: il server, il client e la API di comunicazione tra il server ed il client. La API è implementata come libreria condivisa dal client e dal server […]. Inoltre ho realizzato una libreria di utilità, le cui funzioni sono usate sia dal client che dal server; tra di esse vi è l’implementazione di una coda concorrente usata dal thread master del server per comunicare le richieste ai worker</text:p>
      <text:p text:style-name="P9"/>
      <text:p text:style-name="P5">Comunicazione tra manager e workers</text:p>
      <text:p text:style-name="P10">Tra il thread manager ed I thread worker vi è una coda il cui accesso avviene in mutua esclusione, su cui il server comunica I socket pronti in lettura (ovvero quelli sui quali è presente una richiesta di un client). Il worker thread che fa pop() sulla coda legge la richiesta sul socket dato ed invia su di esso la risposta, poi avverte il manager che tale richiesta è stata servita tramite una pipe</text:p>
      <text:p text:style-name="P10"/>
      <text:p text:style-name="P7">Protocollo di comunicazione tra API e server</text:p>
      <text:p text:style-name="P11">Le richieste dei client tramite la API possono essere di apertura (O), di creazione (C), di lock (L), di unlock (U), di lettura <text:span text:style-name="T11">R), </text:span>di scrittura (W) <text:span text:style-name="T11">o di rimozione (X) </text:span>di un file, il quale è identificato dal suo path. Le richieste <text:span text:style-name="T10">sono stringhe (scritte sul socket) con</text:span> il seguente formato:<draw:frame draw:style-name="fr1" draw:name="Object1" text:anchor-type="as-char" svg:y="-0.1484in" svg:width="4.1819in" svg:height="0.1937in" draw:z-index="0"><draw:object xlink:href="./Object 1" xlink:type="simple" xlink:show="embed" xlink:actuate="onLoad"/><draw:image xlink:href="./ObjectReplacements/Object 1" xlink:type="simple" xlink:show="embed" xlink:actuate="onLoad"/></draw:frame></text:p>
      <text:p text:style-name="P12">Le risposte da parte del server seguono un protocollo simile:</text:p>
      <text:p text:style-name="P12"><draw:frame draw:style-name="fr1" draw:name="Object2" text:anchor-type="as-char" svg:y="-0.1484in" svg:width="5.5984in" svg:height="0.1839in" draw:z-index="1"><draw:object xlink:href="./Object 2" xlink:type="simple" xlink:show="embed" xlink:actuate="onLoad"/><draw:image xlink:href="./ObjectReplacements/Object 2" xlink:type="simple" xlink:show="embed" xlink:actuate="onLoad"/></draw:frame></text:p>
      <text:p text:style-name="P13">Se il server rifiuta l’operazione allora viene restituito un codice di errore interno, usato per derivare il messaggio di errore da presentare all’utente. Altrimenti, un eventuale buffer rappresentante il file restituito (oppure l’intero 0) vengono restituiti dato che l’operazione ha avuto successo.</text:p>
      <text:p text:style-name="P6"/>
      <text:p text:style-name="P6">Formato file di configurazione</text:p>
      <text:p text:style-name="P3">È possibile specificare un file di configurazione per il server, che può contenere alcuni o tutti i parametri con cui il server viene lanciato. Tale file va specificato come argomento da riga di comando con l’opzione -f &lt;conf_path&gt; (eventualmente quotato). Se il server è lanciato senza specificare -f oppure se non è possibile aprire il file di configurazione specificato (ad esempio perché non esiste) viene usato il file di configurazione di default “config.txt” presente nella directory base del progetto (quella del Makefile).</text:p>
      <text:p text:style-name="P1">Il formato del file configurazione è quello di una serie di linee terminate da <text:span text:style-name="T1">‘\n’ </text:span>(non sono consentite linee vuote o commenti); ogni linea contiene due campi, separati da <text:span text:style-name="T1">‘\t’</text:span><text:span text:style-name="T3">. Il primo campo contiene una delle seguenti stringhe ed il secondo contiene il valore specificato per tale campo.</text:span></text:p>
      <text:list xml:id="list1488379576" text:style-name="L1">
        <text:list-item>
          <text:p text:style-name="P15"><text:span text:style-name="T1">tpool</text:span>: un intero &gt; 0 che definisce il numero di thread del processo server che si occupano della gestione delle richieste dei client in modo concorrente</text:p>
        </text:list-item>
        <text:list-item>
          <text:p text:style-name="P14"><text:span text:style-name="T2">maxmem</text:span><text:span text:style-name="T4">: un intero &gt; 0 che indica il massimo numero di </text:span><text:span text:style-name="T7">M</text:span><text:span text:style-name="T9">byte </text:span><text:span text:style-name="T4">di memoria che possono occupare </text:span><text:span text:style-name="T5">i</text:span><text:span text:style-name="T4"> file gestiti dal server in un qualunque istante di tempo (vedi </text:span><text:span text:style-name="T2">algoritmo di rimpiazzamento</text:span><text:span text:style-name="T4">)</text:span></text:p>
        </text:list-item>
        <text:list-item>
          <text:p text:style-name="P16">sock_basepath<text:span text:style-name="T3">: il path base del socket usato per accettare le connessioni dai client. </text:span></text:p>
        </text:list-item>
        <text:list-item>
          <text:p text:style-name="P16">log_basepath<text:span text:style-name="T3">: il path base del file di log del server.</text:span></text:p>
        </text:list-item>
      </text:list>
      <text:p text:style-name="P2"><text:span text:style-name="T6">I parametri possono comparire in un ordine qualunque nel file, ma se il valore non viene specificato o è un valore non consentito il server setta il valore di default </text:span><text:span text:style-name="T8">e riporta sul file di log l’err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5-14T22:31:33.764339188</dc:date>
    <meta:editing-duration>PT1H42M15S</meta:editing-duration>
    <meta:editing-cycles>13</meta:editing-cycles>
    <meta:document-statistic meta:table-count="0" meta:image-count="0" meta:object-count="2" meta:page-count="1" meta:paragraph-count="21" meta:word-count="547" meta:character-count="3322" meta:non-whitespace-character-count="2797"/>
  </office:meta>
</office:document-meta>
</file>

<file path=Object 1/content.xml><?xml version="1.0" encoding="utf-8"?>
<math xmlns="http://www.w3.org/1998/Math/MathML" display="block">
  <semantics>
    <mrow>
      <mtext>&lt;T&gt;:&lt;socket&gt;:&lt;pathname&gt;\0</mtext>
      <mi>,</mi>
      <mi mathvariant="italic">dove</mi>
      <mrow>
        <mi>T</mi>
        <mo stretchy="false">∈</mo>
        <mrow>
          <mo fence="true" stretchy="false">{</mo>
          <mrow>
            <mrow>
              <mi>O</mi>
              <mi>,</mi>
              <mi>C</mi>
              <mi>,</mi>
              <mi>L</mi>
              <mi>,</mi>
              <mi>U</mi>
              <mi>,</mi>
              <mi>R</mi>
              <mi>,</mi>
              <mi>W</mi>
              <mi>,</mi>
              <mi>X</mi>
            </mrow>
          </mrow>
          <mo fence="true" stretchy="false">}</mo>
        </mrow>
      </mrow>
    </mrow>
    <annotation encoding="StarMath 5.0">"&lt;T&gt;:&lt;socket&gt;:&lt;pathname&gt;\0", dove T in lbrace O, C, L, U, R, W, X rbrace</annotation>
  </semantics>
</math>
</file>

<file path=Object 2/content.xml><?xml version="1.0" encoding="utf-8"?>
<math xmlns="http://www.w3.org/1998/Math/MathML" display="block">
  <semantics>
    <mrow>
      <mtext>&lt;Y|N&gt;:&lt;buffer|errorcode&gt;\0</mtext>
      <mi>;</mi>
      <mi>Y</mi>
      <mi mathvariant="italic">significa</mi>
      <mi mathvariant="italic">che</mi>
      <mi>è</mi>
      <mi mathvariant="italic">stata</mi>
      <mi mathvariant="italic">accolta</mi>
      <mi mathvariant="italic">ed</mi>
      <mi>N</mi>
      <mi mathvariant="italic">che</mi>
      <mi>è</mi>
      <mi mathvariant="italic">stata</mi>
      <mi mathvariant="italic">rifiutata</mi>
    </mrow>
    <annotation encoding="StarMath 5.0">"&lt;Y|N&gt;:&lt;buffer|errorcode&gt;\0"; Y significa che è stata accolta ed N che è stata rifiutata</annotation>
  </semantics>
</math>
</file>